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7in" fo:margin-left="0in" fo:margin-top="0in" fo:margin-bottom="0in" table:align="left" style:writing-mode="lr-tb"/>
    </style:style>
    <style:style style:name="Table1.A" style:family="table-column">
      <style:table-column-properties style:column-width="4.3215in"/>
    </style:style>
    <style:style style:name="Table1.B" style:family="table-column">
      <style:table-column-properties style:column-width="0.6417in"/>
    </style:style>
    <style:style style:name="Table1.C" style:family="table-column">
      <style:table-column-properties style:column-width="2.03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1pt solid #808080" fo:border-top="none" fo:border-bottom="none"/>
    </style:style>
    <style:style style:name="Table1.C1" style:family="table-cell">
      <style:table-cell-properties fo:padding-left="0.075in" fo:padding-right="0.075in" fo:padding-top="0in" fo:padding-bottom="0in" fo:border-left="1pt solid #808080" fo:border-right="none" fo:border-top="none" fo:border-bottom="none"/>
    </style:style>
    <style:style style:name="Table2" style:family="table">
      <style:table-properties style:width="7.1375in" fo:margin-left="0in" fo:margin-top="0in" fo:margin-bottom="0in" table:align="left" style:writing-mode="lr-tb"/>
    </style:style>
    <style:style style:name="Table2.A" style:family="table-column">
      <style:table-column-properties style:column-width="1.0743in"/>
    </style:style>
    <style:style style:name="Table2.B" style:family="table-column">
      <style:table-column-properties style:column-width="0.1056in"/>
    </style:style>
    <style:style style:name="Table2.C" style:family="table-column">
      <style:table-column-properties style:column-width="0.241in"/>
    </style:style>
    <style:style style:name="Table2.D" style:family="table-column">
      <style:table-column-properties style:column-width="0.4674in"/>
    </style:style>
    <style:style style:name="Table2.E" style:family="table-column">
      <style:table-column-properties style:column-width="0.1694in"/>
    </style:style>
    <style:style style:name="Table2.F" style:family="table-column">
      <style:table-column-properties style:column-width="0.4604in"/>
    </style:style>
    <style:style style:name="Table2.G" style:family="table-column">
      <style:table-column-properties style:column-width="0.5563in"/>
    </style:style>
    <style:style style:name="Table2.H" style:family="table-column">
      <style:table-column-properties style:column-width="0.525in"/>
    </style:style>
    <style:style style:name="Table2.I" style:family="table-column">
      <style:table-column-properties style:column-width="0.1778in"/>
    </style:style>
    <style:style style:name="Table2.J" style:family="table-column">
      <style:table-column-properties style:column-width="0.5722in"/>
    </style:style>
    <style:style style:name="Table2.K" style:family="table-column">
      <style:table-column-properties style:column-width="0.8736in"/>
    </style:style>
    <style:style style:name="Table2.L" style:family="table-column">
      <style:table-column-properties style:column-width="0.4771in"/>
    </style:style>
    <style:style style:name="Table2.M" style:family="table-column">
      <style:table-column-properties style:column-width="0.2493in"/>
    </style:style>
    <style:style style:name="Table2.N" style:family="table-column">
      <style:table-column-properties style:column-width="1.188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="0.25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25pt solid #000000" fo:border-bottom="0.25pt solid #000000"/>
    </style:style>
    <style:style style:name="Table2.A4" style:family="table-cell">
      <style:table-cell-properties fo:padding-left="0.075in" fo:padding-right="0.075in" fo:padding-top="0in" fo:padding-bottom="0in" fo:border="0.25pt solid #000000"/>
    </style:style>
    <style:style style:name="Table2.C4" style:family="table-cell">
      <style:table-cell-properties fo:padding-left="0.075in" fo:padding-right="0.075in" fo:padding-top="0in" fo:padding-bottom="0in" fo:border="0.25pt solid #000000"/>
    </style:style>
    <style:style style:name="Table2.6" style:family="table-row">
      <style:table-row-properties style:min-row-height="0.1806in" fo:keep-together="auto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25pt solid #000000" fo:border-bottom="0.25pt solid #000000"/>
    </style:style>
    <style:style style:name="Table2.A8" style:family="table-cell">
      <style:table-cell-properties fo:padding-left="0.075in" fo:padding-right="0.075in" fo:padding-top="0in" fo:padding-bottom="0in" fo:border-left="none" fo:border-right="none" fo:border-top="0.25pt solid #000000" fo:border-bottom="0.25pt solid #000000"/>
    </style:style>
    <style:style style:name="Table3" style:family="table">
      <style:table-properties style:width="7.1375in" fo:margin-left="0in" fo:margin-top="0in" fo:margin-bottom="0in" table:align="left" style:writing-mode="lr-tb"/>
    </style:style>
    <style:style style:name="Table3.A" style:family="table-column">
      <style:table-column-properties style:column-width="1.0403in"/>
    </style:style>
    <style:style style:name="Table3.B" style:family="table-column">
      <style:table-column-properties style:column-width="0.4813in"/>
    </style:style>
    <style:style style:name="Table3.C" style:family="table-column">
      <style:table-column-properties style:column-width="0.2618in"/>
    </style:style>
    <style:style style:name="Table3.D" style:family="table-column">
      <style:table-column-properties style:column-width="0.6035in"/>
    </style:style>
    <style:style style:name="Table3.E" style:family="table-column">
      <style:table-column-properties style:column-width="0.741in"/>
    </style:style>
    <style:style style:name="Table3.F" style:family="table-column">
      <style:table-column-properties style:column-width="0.3215in"/>
    </style:style>
    <style:style style:name="Table3.G" style:family="table-column">
      <style:table-column-properties style:column-width="0.1194in"/>
    </style:style>
    <style:style style:name="Table3.H" style:family="table-column">
      <style:table-column-properties style:column-width="0.0486in"/>
    </style:style>
    <style:style style:name="Table3.I" style:family="table-column">
      <style:table-column-properties style:column-width="0.3319in"/>
    </style:style>
    <style:style style:name="Table3.J" style:family="table-column">
      <style:table-column-properties style:column-width="1in"/>
    </style:style>
    <style:style style:name="Table3.K" style:family="table-column">
      <style:table-column-properties style:column-width="0.125in"/>
    </style:style>
    <style:style style:name="Table3.L" style:family="table-column">
      <style:table-column-properties style:column-width="0.2785in"/>
    </style:style>
    <style:style style:name="Table3.M" style:family="table-column">
      <style:table-column-properties style:column-width="0.2222in"/>
    </style:style>
    <style:style style:name="Table3.N" style:family="table-column">
      <style:table-column-properties style:column-width="0.3743in"/>
    </style:style>
    <style:style style:name="Table3.O" style:family="table-column">
      <style:table-column-properties style:column-width="1.188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25pt solid #000000" fo:border-bottom="none"/>
    </style:style>
    <style:style style:name="Table3.A2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-left="none" fo:border-right="none" fo:border-top="none" fo:border-bottom="0.25pt solid #000000"/>
    </style:style>
    <style:style style:name="Table3.B4" style:family="table-cell">
      <style:table-cell-properties fo:padding-left="0.075in" fo:padding-right="0.075in" fo:padding-top="0in" fo:padding-bottom="0in" fo:border-left="none" fo:border-right="none" fo:border-top="0.25pt solid #000000" fo:border-bottom="0.25pt solid #000000"/>
    </style:style>
    <style:style style:name="Table4" style:family="table">
      <style:table-properties style:width="7.1375in" fo:margin-left="0in" fo:margin-top="0in" fo:margin-bottom="0in" table:align="left" style:writing-mode="lr-tb"/>
    </style:style>
    <style:style style:name="Table4.A" style:family="table-column">
      <style:table-column-properties style:column-width="1.0403in"/>
    </style:style>
    <style:style style:name="Table4.B" style:family="table-column">
      <style:table-column-properties style:column-width="0.4813in"/>
    </style:style>
    <style:style style:name="Table4.C" style:family="table-column">
      <style:table-column-properties style:column-width="0.2618in"/>
    </style:style>
    <style:style style:name="Table4.D" style:family="table-column">
      <style:table-column-properties style:column-width="0.6035in"/>
    </style:style>
    <style:style style:name="Table4.E" style:family="table-column">
      <style:table-column-properties style:column-width="0.741in"/>
    </style:style>
    <style:style style:name="Table4.F" style:family="table-column">
      <style:table-column-properties style:column-width="0.3215in"/>
    </style:style>
    <style:style style:name="Table4.G" style:family="table-column">
      <style:table-column-properties style:column-width="0.1194in"/>
    </style:style>
    <style:style style:name="Table4.H" style:family="table-column">
      <style:table-column-properties style:column-width="0.0486in"/>
    </style:style>
    <style:style style:name="Table4.I" style:family="table-column">
      <style:table-column-properties style:column-width="0.3319in"/>
    </style:style>
    <style:style style:name="Table4.J" style:family="table-column">
      <style:table-column-properties style:column-width="1in"/>
    </style:style>
    <style:style style:name="Table4.K" style:family="table-column">
      <style:table-column-properties style:column-width="0.125in"/>
    </style:style>
    <style:style style:name="Table4.L" style:family="table-column">
      <style:table-column-properties style:column-width="0.2785in"/>
    </style:style>
    <style:style style:name="Table4.M" style:family="table-column">
      <style:table-column-properties style:column-width="0.2222in"/>
    </style:style>
    <style:style style:name="Table4.N" style:family="table-column">
      <style:table-column-properties style:column-width="0.3743in"/>
    </style:style>
    <style:style style:name="Table4.O" style:family="table-column">
      <style:table-column-properties style:column-width="1.188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25pt solid #000000" fo:border-bottom="none"/>
    </style:style>
    <style:style style:name="Table4.A2" style:family="table-cell">
      <style:table-cell-properties fo:padding-left="0.075in" fo:padding-right="0.075in" fo:padding-top="0in" fo:padding-bottom="0in" fo:border="none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none" fo:border-bottom="0.25pt solid #000000"/>
    </style:style>
    <style:style style:name="Table4.B4" style:family="table-cell">
      <style:table-cell-properties fo:padding-left="0.075in" fo:padding-right="0.075in" fo:padding-top="0in" fo:padding-bottom="0in" fo:border-left="none" fo:border-right="none" fo:border-top="0.25pt solid #000000" fo:border-bottom="0.25pt solid #000000"/>
    </style:style>
    <style:style style:name="Table7" style:family="table">
      <style:table-properties style:width="7.1375in" fo:margin-left="0in" fo:margin-top="0in" fo:margin-bottom="0in" table:align="left" style:writing-mode="lr-tb"/>
    </style:style>
    <style:style style:name="Table7.A" style:family="table-column">
      <style:table-column-properties style:column-width="1.0403in"/>
    </style:style>
    <style:style style:name="Table7.B" style:family="table-column">
      <style:table-column-properties style:column-width="0.4813in"/>
    </style:style>
    <style:style style:name="Table7.C" style:family="table-column">
      <style:table-column-properties style:column-width="0.2618in"/>
    </style:style>
    <style:style style:name="Table7.D" style:family="table-column">
      <style:table-column-properties style:column-width="0.6035in"/>
    </style:style>
    <style:style style:name="Table7.E" style:family="table-column">
      <style:table-column-properties style:column-width="0.741in"/>
    </style:style>
    <style:style style:name="Table7.F" style:family="table-column">
      <style:table-column-properties style:column-width="0.3215in"/>
    </style:style>
    <style:style style:name="Table7.G" style:family="table-column">
      <style:table-column-properties style:column-width="0.1194in"/>
    </style:style>
    <style:style style:name="Table7.H" style:family="table-column">
      <style:table-column-properties style:column-width="0.0486in"/>
    </style:style>
    <style:style style:name="Table7.I" style:family="table-column">
      <style:table-column-properties style:column-width="0.3319in"/>
    </style:style>
    <style:style style:name="Table7.J" style:family="table-column">
      <style:table-column-properties style:column-width="1in"/>
    </style:style>
    <style:style style:name="Table7.K" style:family="table-column">
      <style:table-column-properties style:column-width="0.125in"/>
    </style:style>
    <style:style style:name="Table7.L" style:family="table-column">
      <style:table-column-properties style:column-width="0.2785in"/>
    </style:style>
    <style:style style:name="Table7.M" style:family="table-column">
      <style:table-column-properties style:column-width="0.2222in"/>
    </style:style>
    <style:style style:name="Table7.N" style:family="table-column">
      <style:table-column-properties style:column-width="0.3743in"/>
    </style:style>
    <style:style style:name="Table7.O" style:family="table-column">
      <style:table-column-properties style:column-width="1.188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25pt solid #000000" fo:border-bottom="none"/>
    </style:style>
    <style:style style:name="Table7.A2" style:family="table-cell">
      <style:table-cell-properties fo:padding-left="0.075in" fo:padding-right="0.075in" fo:padding-top="0in" fo:padding-bottom="0in" fo:border="none"/>
    </style:style>
    <style:style style:name="Table7.C2" style:family="table-cell">
      <style:table-cell-properties fo:padding-left="0.075in" fo:padding-right="0.075in" fo:padding-top="0in" fo:padding-bottom="0in" fo:border-left="none" fo:border-right="none" fo:border-top="none" fo:border-bottom="0.25pt solid #000000"/>
    </style:style>
    <style:style style:name="Table7.B4" style:family="table-cell">
      <style:table-cell-properties fo:padding-left="0.075in" fo:padding-right="0.075in" fo:padding-top="0in" fo:padding-bottom="0in" fo:border-left="none" fo:border-right="none" fo:border-top="0.25pt solid #000000" fo:border-bottom="0.25pt solid #000000"/>
    </style:style>
    <style:style style:name="Table8" style:family="table">
      <style:table-properties style:width="6.9861in" fo:margin-left="0in" fo:margin-top="0in" fo:margin-bottom="0in" table:align="left" style:writing-mode="lr-tb"/>
    </style:style>
    <style:style style:name="Table8.A" style:family="table-column">
      <style:table-column-properties style:column-width="0.7549in"/>
    </style:style>
    <style:style style:name="Table8.B" style:family="table-column">
      <style:table-column-properties style:column-width="6.2313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1pt solid #000000" fo:border-right="1pt solid #000000" fo:border-top="1pt solid #000000" fo:border-bottom="2.25pt solid #000000"/>
    </style:style>
    <style:style style:name="Table8.A2" style:family="table-cell">
      <style:table-cell-properties fo:background-color="#f2f2f2" fo:padding-left="0.075in" fo:padding-right="0.075in" fo:padding-top="0in" fo:padding-bottom="0in" fo:border="1pt solid #000000">
        <style:background-image/>
      </style:table-cell-properties>
    </style:style>
    <style:style style:name="Table9" style:family="table">
      <style:table-properties style:width="7in" fo:margin-left="0in" fo:margin-top="0in" fo:margin-bottom="0in" table:align="left" style:writing-mode="lr-tb"/>
    </style:style>
    <style:style style:name="Table9.A" style:family="table-column">
      <style:table-column-properties style:column-width="3.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style:font-size-complex="10pt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text-properties style:font-name="Arial" fo:font-size="8pt" style:font-size-asian="8pt" style:font-name-complex="Arial1" style:font-size-complex="8pt"/>
    </style:style>
    <style:style style:name="P5" style:family="paragraph" style:parent-style-name="Standard">
      <style:text-properties style:font-name="Arial" fo:font-weight="normal" style:font-name-asian="ＭＳ ゴシック" style:font-weight-asian="normal" style:font-name-complex="Arial1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normal" style:font-name-asian="ＭＳ ゴシック" style:font-weight-asian="normal" style:font-name-complex="Arial1" style:font-size-complex="11pt" style:font-weight-complex="bold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name-complex="Arial1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9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/>
    </style:style>
    <style:style style:name="P12" style:family="paragraph" style:parent-style-name="Standard">
      <style:text-properties style:font-name="Arial" fo:font-weight="bold" style:font-name-asian="ＭＳ ゴシック" style:font-weight-asian="bold" style:font-name-complex="Arial1" style:font-size-complex="11pt" style:font-weight-complex="bold"/>
    </style:style>
    <style:style style:name="P13" style:family="paragraph" style:parent-style-name="Standard">
      <style:text-properties style:font-name="Arial" fo:font-weight="bold" style:font-weight-asian="bold" style:font-name-complex="Arial1" style:font-size-complex="11pt"/>
    </style:style>
    <style:style style:name="P14" style:family="paragraph" style:parent-style-name="Standard">
      <style:text-properties style:font-name="Arial" style:font-name-asian="Calibri1" style:font-name-complex="Arial1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1pt"/>
    </style:style>
    <style:style style:name="P16" style:family="paragraph" style:parent-style-name="Standard">
      <style:text-properties style:font-name="Calibri" style:font-name-asian="Calibri1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padding-left="0in" fo:padding-right="0in" fo:padding-top="0.0138in" fo:padding-bottom="0in" fo:border-left="none" fo:border-right="none" fo:border-top="2.24pt solid #000000" fo:border-bottom="none"/>
      <style:text-properties style:font-name="Calibri"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weight="normal" style:font-name-asian="ＭＳ ゴシック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Arial" fo:font-size="11pt" fo:font-weight="bold" style:font-size-asian="11pt" style:font-weight-asian="bold" style:font-name-complex="Arial1" style:font-size-complex="11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Arial" fo:font-size="11pt" style:font-size-asian="11pt" style:font-name-complex="Arial1" style:font-size-complex="11pt"/>
    </style:style>
    <style:style style:name="P22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Arial" fo:font-size="11pt" style:font-size-asian="11pt" style:font-name-complex="Arial1" style:font-size-complex="11pt"/>
    </style:style>
    <style:style style:name="P23" style:family="paragraph" style:parent-style-name="Footer">
      <style:text-properties fo:color="#808080" style:font-name="Arial" fo:font-size="10pt" style:font-size-asian="10pt" style:font-name-complex="Arial1" style:font-size-complex="10pt"/>
    </style:style>
    <style:style style:name="P24" style:family="paragraph" style:parent-style-name="Footer">
      <style:text-properties style:font-name="Arial" style:font-size-complex="10pt"/>
    </style:style>
    <style:style style:name="P25" style:family="paragraph" style:parent-style-name="Footer">
      <style:text-properties style:font-name="Arial" fo:font-size="9pt" style:font-size-asian="9pt" style:font-size-complex="9pt" style:font-weight-complex="bold"/>
    </style:style>
    <style:style style:name="P26" style:family="paragraph" style:parent-style-name="Footer">
      <style:text-properties style:font-name="Arial" fo:font-size="8pt" style:font-size-asian="8pt" style:font-name-complex="Arial1" style:font-size-complex="10pt"/>
    </style:style>
    <style:style style:name="P27" style:family="paragraph" style:parent-style-name="Standard" style:list-style-name="" style:master-page-name="First_20_Page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2.24pt solid #000000"/>
      <style:text-properties style:font-name="Arial" fo:font-size="22pt" fo:font-weight="bold" style:font-size-asian="22pt" style:font-weight-asian="bold" style:font-name-complex="Arial1"/>
    </style:style>
    <style:style style:name="P28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29" style:family="paragraph" style:parent-style-name="Standard">
      <style:text-properties style:font-name="Arial" fo:font-size="8pt" style:font-size-asian="8pt" style:font-name-complex="Arial1" style:font-size-complex="8pt"/>
    </style:style>
    <style:style style:name="P30" style:family="paragraph" style:parent-style-name="Standard">
      <style:text-properties style:font-name="Arial" fo:font-weight="normal" style:font-name-asian="ＭＳ ゴシック" style:font-weight-asian="normal" style:font-name-complex="Arial1" style:font-size-complex="11pt" style:font-weight-complex="bold"/>
    </style:style>
    <style:style style:name="P31" style:family="paragraph" style:parent-style-name="Standard">
      <style:text-properties style:font-name="Arial" style:font-name-asian="Calibri1" style:font-name-complex="Arial1" style:font-size-complex="11pt"/>
    </style:style>
    <style:style style:name="P32" style:family="paragraph" style:parent-style-name="Standard">
      <style:text-properties style:font-name="Arial" fo:font-size="11pt" fo:font-weight="bold" style:font-size-asian="11pt" style:font-weight-asian="bold" style:font-name-complex="Arial1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1"/>
    </style:style>
    <style:style style:name="P35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1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/>
    </style:style>
    <style:style style:name="P39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1" style:font-size-complex="11pt"/>
    </style:style>
    <style:style style:name="P40" style:family="paragraph" style:parent-style-name="Standard">
      <style:text-properties style:font-name="Arial" fo:font-weight="bold" style:font-weight-asian="bold" style:font-name-complex="Arial1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1" style:font-size-complex="11pt"/>
    </style:style>
    <style:style style:name="P43" style:family="paragraph" style:parent-style-name="Standard">
      <style:text-properties fo:color="#000000" style:font-name="Arial" fo:font-size="11pt" style:font-size-asian="11pt" style:font-name-complex="Arial1" style:font-size-complex="11pt"/>
    </style:style>
    <style:style style:name="P44" style:family="paragraph" style:parent-style-name="Standard">
      <style:paragraph-properties fo:padding-left="0in" fo:padding-right="0in" fo:padding-top="0.0138in" fo:padding-bottom="0in" fo:border-left="none" fo:border-right="none" fo:border-top="2.24pt solid #000000" fo:border-bottom="none"/>
      <style:text-properties style:font-name="Arial" fo:font-size="11pt" fo:font-weight="bold" style:font-size-asian="11pt" style:font-weight-asian="bold" style:font-name-complex="Arial1" style:font-size-complex="11pt"/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weight="bold" style:font-name-asian="ＭＳ ゴシック" style:font-weight-asian="bold" style:font-name-complex="Arial1" style:font-size-complex="11pt" style:font-weight-complex="bold"/>
    </style:style>
    <style:style style:name="P4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T2" style:family="text">
      <style:text-properties fo:color="#808080" style:font-name="Arial" fo:font-size="10pt" fo:font-style="italic" style:font-size-asian="10pt" style:font-style-asian="italic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1pt" style:font-size-asian="11pt" style:font-name-complex="Arial1"/>
    </style:style>
    <style:style style:name="T5" style:family="text">
      <style:text-properties style:font-name="Arial" fo:font-size="11pt" style:font-size-asian="11pt" style:font-name-complex="Arial1" style:font-size-complex="11pt"/>
    </style:style>
    <style:style style:name="T6" style:family="text">
      <style:text-properties style:font-name="Arial" fo:font-size="11pt" style:text-underline-style="solid" style:text-underline-width="auto" style:text-underline-color="font-color" style:font-size-asian="11pt" style:font-name-complex="Arial1" style:font-size-complex="11pt"/>
    </style:style>
    <style:style style:name="T7" style:family="text">
      <style:text-properties fo:color="#000000" style:font-name="Arial" fo:font-size="9.5pt" style:font-size-asian="9.5pt" style:font-name-complex="Arial1" style:font-size-complex="9.5pt"/>
    </style:style>
    <style:style style:name="T8" style:family="text">
      <style:text-properties fo:color="#000000" style:font-name="Arial" fo:font-size="11pt" style:font-size-asian="11pt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7" text:outline-level="1"><text:bookmark text:name="_GoBack"/>DIGITAL EVIDENCE FORENSIC REPORT</text:h>
        <text:p text:style-name="P3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28">Your Logo Here</text:p>
            </table:table-cell>
            <table:table-cell table:style-name="Table1.B1" office:value-type="string">
              <text:p text:style-name="P3"/>
            </table:table-cell>
            <table:table-cell table:style-name="Table1.C1" office:value-type="string">
              <text:p text:style-name="P4"/>
              <text:p text:style-name="P4">Your address here</text:p>
              <text:p text:style-name="P4"/>
            </table:table-cell>
          </table:table-row>
        </table:table>
        <text:p text:style-name="P18"/>
        <text:p text:style-name="P44">CASE INFORMATION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column table:style-name="Table2.M"/>
          <table:table-column table:style-name="Table2.N"/>
          <table:table-row table:style-name="Table2.1">
            <table:table-cell table:style-name="Table2.A1" table:number-columns-spanned="3" office:value-type="string">
              <text:p text:style-name="P5">Agency Case #:</text:p>
            </table:table-cell>
            <table:covered-table-cell/>
            <table:covered-table-cell/>
            <table:table-cell table:style-name="Table2.A1" table:number-columns-spanned="5" office:value-type="string">
              <text:p text:style-name="P16"><text:bookmark-start text:name="CaseNumber1"/><field:fieldmark-start text:name="CaseNumber" field:type="vnd.oasis.opendocument.field.FORMTEXT"/><text:span text:style-name="T3">     </text:span><field:fieldmark-end/><text:bookmark-end text:name="CaseNumber1"/></text:p>
            </table:table-cell>
            <table:covered-table-cell/>
            <table:covered-table-cell/>
            <table:covered-table-cell/>
            <table:covered-table-cell/>
            <table:table-cell table:style-name="Table2.A1" table:number-columns-spanned="4" office:value-type="string">
              <text:p text:style-name="P14">Originating Agency Case #:</text:p>
            </table:table-cell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6"><field:fieldmark-start text:name="Text4" field:type="vnd.oasis.opendocument.field.FORMTEXT"/><text:span text:style-name="T3">     </text:span><field:fieldmark-end/></text:p>
            </table:table-cell>
            <table:covered-table-cell/>
          </table:table-row>
          <table:table-row table:style-name="Table2.1">
            <table:table-cell table:style-name="Table2.A2" table:number-columns-spanned="14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5">[removed] #:</text:p>
            </table:table-cell>
            <table:table-cell table:style-name="Table2.A1" table:number-columns-spanned="4" office:value-type="string">
              <text:p text:style-name="P16"><field:fieldmark-start text:name="Text26" field:type="vnd.oasis.opendocument.field.FORMTEXT"/><text:span text:style-name="T3">     </text:span><field:fieldmark-end/></text:p>
            </table:table-cell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4">[removed] #:</text:p>
            </table:table-cell>
            <table:covered-table-cell/>
            <table:table-cell table:style-name="Table2.A1" table:number-columns-spanned="3" office:value-type="string">
              <text:p text:style-name="P16"><field:fieldmark-start text:name="Text27" field:type="vnd.oasis.opendocument.field.FORMTEXT"/><text:span text:style-name="T3">     </text:span><field:fieldmark-end/></text:p>
            </table:table-cell>
            <table:covered-table-cell/>
            <table:covered-table-cell/>
            <table:table-cell table:style-name="Table2.A1" office:value-type="string">
              <text:p text:style-name="P14">Remedy#:</text:p>
            </table:table-cell>
            <table:table-cell table:style-name="Table2.A1" table:number-columns-spanned="3" office:value-type="string">
              <text:p text:style-name="P16"><field:fieldmark-start text:name="Text28" field:type="vnd.oasis.opendocument.field.FORMTEXT"/><text:span text:style-name="T3">     </text:span><field:fieldmark-end/></text:p>
            </table:table-cell>
            <table:covered-table-cell/>
            <table:covered-table-cell/>
          </table:table-row>
          <table:table-row table:style-name="Table2.1">
            <table:table-cell table:style-name="Table2.A4" table:number-columns-spanned="2" office:value-type="string">
              <text:p text:style-name="P12"/>
            </table:table-cell>
            <table:covered-table-cell/>
            <table:table-cell table:style-name="Table2.C4" table:number-columns-spanned="12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2" office:value-type="string">
              <text:p text:style-name="P5">Distribution:</text:p>
            </table:table-cell>
            <table:covered-table-cell/>
            <table:table-cell table:style-name="Table2.A1" table:number-columns-spanned="12" office:value-type="string">
              <text:p text:style-name="P16"><field:fieldmark text:name="__Fieldmark__22575_1076814266" field:type="vnd.oasis.opendocument.field.FORMCHECKBOX"/><text:span text:style-name="T3"><text:s/>[removed] <text:s/></text:span><field:fieldmark text:name="__Fieldmark__22579_1076814266" field:type="vnd.oasis.opendocument.field.FORMCHECKBOX"/><text:span text:style-name="T3"><text:s text:c="2"/>[removed] <text:s/></text:span><field:fieldmark text:name="__Fieldmark__22583_1076814266" field:type="vnd.oasis.opendocument.field.FORMCHECKBOX"/><text:span text:style-name="T3"><text:s text:c="2"/>[removed] <text:s/></text:span><field:fieldmark text:name="__Fieldmark__22587_1076814266" field:type="vnd.oasis.opendocument.field.FORMCHECKBOX"/><text:span text:style-name="T3"><text:s text:c="2"/>IT <text:s/></text:span><field:fieldmark text:name="__Fieldmark__22591_1076814266" field:type="vnd.oasis.opendocument.field.FORMCHECKBOX"/><text:span text:style-name="T3"><text:s text:c="2"/>[removed] <text:s/></text:span><field:fieldmark text:name="__Fieldmark__22595_1076814266" field:type="vnd.oasis.opendocument.field.FORMCHECKBOX"/><text:span text:style-name="T3"><text:s text:c="2"/>Internal Audit <text:s/></text:span><field:fieldmark text:name="__Fieldmark__22599_1076814266" field:type="vnd.oasis.opendocument.field.FORMCHECKBOX"/><text:span text:style-name="T3"><text:s text:c="2"/>Emp. Relations <text:s/></text:span><field:fieldmark text:name="__Fieldmark__22603_1076814266" field:type="vnd.oasis.opendocument.field.FORMCHECKBOX"/><text:span text:style-name="T3"><text:s text:c="2"/>CI <text:s text:c="2"/></text:span><field:fieldmark text:name="__Fieldmark__22607_1076814266" field:type="vnd.oasis.opendocument.field.FORMCHECKBOX"/><text:span text:style-name="T3"><text:s text:c="2"/>Other: <text:s/></text:span><field:fieldmark-start text:name="Text30" field:type="vnd.oasis.opendocument.field.FORMTEXT"/><text:span text:style-name="T3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6">
            <table:table-cell table:style-name="Table2.A6" table:number-columns-spanned="14" office:value-type="string">
              <text:p text:style-name="P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6" office:value-type="string">
              <text:p text:style-name="P5">Date/Time Report Completed: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3" office:value-type="string">
              <text:p text:style-name="P16"><field:fieldmark-start text:name="Text7" field:type="vnd.oasis.opendocument.field.FORMTEXT"/><text:span text:style-name="T3">     </text:span><field:fieldmark-end/></text:p>
            </table:table-cell>
            <table:covered-table-cell/>
            <table:covered-table-cell/>
            <table:table-cell table:style-name="Table2.A1" table:number-columns-spanned="4" office:value-type="string">
              <text:p text:style-name="P14">Date/Time Incident Occurred:</text:p>
            </table:table-cell>
            <table:covered-table-cell/>
            <table:covered-table-cell/>
            <table:covered-table-cell/>
            <table:table-cell table:style-name="Table2.A1" office:value-type="string">
              <text:p text:style-name="P16"><field:fieldmark-start text:name="Text8" field:type="vnd.oasis.opendocument.field.FORMTEXT"/><text:span text:style-name="T3">     </text:span><field:fieldmark-end/></text:p>
            </table:table-cell>
          </table:table-row>
          <table:table-row table:style-name="Table2.1">
            <table:table-cell table:style-name="Table2.A8" table:number-columns-spanned="14" office:value-type="string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P5">Type of Report:</text:p>
            </table:table-cell>
            <table:covered-table-cell/>
            <table:covered-table-cell/>
            <table:covered-table-cell/>
            <table:table-cell table:style-name="Table2.A1" table:number-columns-spanned="10" office:value-type="string">
              <text:p text:style-name="P16"><text:bookmark-start text:name="Dropdown1"/><field:fieldmark text:name="__Fieldmark__22667_1076814266" field:type="vnd.oasis.opendocument.field.FORMDROPDOWN"><field:param field:name="Dropdown_ListEntry" field:value="Initial"/><field:param field:name="Dropdown_ListEntry" field:value="Supplemental"/><field:param field:name="Dropdown_ListEntry" field:value="Follow-Up"/></field:fieldmark><text:bookmark-end text:name="Dropdown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7">INVOLVED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M"/>
          <table:table-column table:style-name="Table3.N"/>
          <table:table-column table:style-name="Table3.O"/>
          <table:table-row table:style-name="Table3.1">
            <table:table-cell table:style-name="Table3.A1" table:number-columns-spanned="3" office:value-type="string">
              <text:p text:style-name="Standard"><field:fieldmark text:name="__Fieldmark__22680_1076814266" field:type="vnd.oasis.opendocument.field.FORMCHECKBOX"/><text:span text:style-name="T7"><text:s text:c="2"/>Involved <text:s text:c="6"/></text:span></text:p>
            </table:table-cell>
            <table:covered-table-cell/>
            <table:covered-table-cell/>
            <table:table-cell table:style-name="Table3.A1" table:number-columns-spanned="4" office:value-type="string">
              <text:p text:style-name="Standard"><field:fieldmark text:name="__Fieldmark__22687_1076814266" field:type="vnd.oasis.opendocument.field.FORMCHECKBOX"/><text:span text:style-name="T7"><text:s text:c="2"/>Witness <text:s/></text:span></text:p>
            </table:table-cell>
            <table:covered-table-cell/>
            <table:covered-table-cell/>
            <table:covered-table-cell/>
            <table:table-cell table:style-name="Table3.A1" table:number-columns-spanned="5" office:value-type="string">
              <text:p text:style-name="Standard"><field:fieldmark text:name="__Fieldmark__22694_1076814266" field:type="vnd.oasis.opendocument.field.FORMCHECKBOX"/><text:span text:style-name="T7"><text:s text:c="2"/>Complainant <text:s/></text:span></text:p>
            </table:table-cell>
            <table:covered-table-cell/>
            <table:covered-table-cell/>
            <table:covered-table-cell/>
            <table:covered-table-cell/>
            <table:table-cell table:style-name="Table3.A1" table:number-columns-spanned="3" office:value-type="string">
              <text:p text:style-name="Standard"><field:fieldmark text:name="__Fieldmark__22701_1076814266" field:type="vnd.oasis.opendocument.field.FORMCHECKBOX"/><text:span text:style-name="T7"><text:s text:c="2"/>Mentioned</text:span></text:p>
            </table:table-cell>
            <table:covered-table-cell/>
            <table:covered-table-cell/>
          </table:table-row>
          <table:table-row table:style-name="Table3.1">
            <table:table-cell table:style-name="Table3.A2" office:value-type="string">
              <text:p text:style-name="P43">Name: <text:s text:c="24"/></text:p>
            </table:table-cell>
            <table:table-cell table:style-name="Table3.A2" office:value-type="string">
              <text:p text:style-name="P43">Last: <text:s/></text:p>
            </table:table-cell>
            <table:table-cell table:style-name="Table3.C2" table:number-columns-spanned="3" office:value-type="string">
              <text:p text:style-name="Standard"><field:fieldmark-start text:name="Text13" field:type="vnd.oasis.opendocument.field.FORMTEXT"/><text:span text:style-name="T8">     </text:span><field:fieldmark-end/></text:p>
            </table:table-cell>
            <table:covered-table-cell/>
            <table:covered-table-cell/>
            <table:table-cell table:style-name="Table3.A2" table:number-columns-spanned="3" office:value-type="string">
              <text:p text:style-name="P43">First:</text:p>
            </table:table-cell>
            <table:covered-table-cell/>
            <table:covered-table-cell/>
            <table:table-cell table:style-name="Table3.C2" table:number-columns-spanned="3" office:value-type="string">
              <text:p text:style-name="Standard"><field:fieldmark-start text:name="Text14" field:type="vnd.oasis.opendocument.field.FORMTEXT"/><text:span text:style-name="T8">     </text:span><field:fieldmark-end/><text:span text:style-name="T8"> <text:s text:c="8"/></text:span></text:p>
            </table:table-cell>
            <table:covered-table-cell/>
            <table:covered-table-cell/>
            <table:table-cell table:style-name="Table3.A2" table:number-columns-spanned="2" office:value-type="string">
              <text:p text:style-name="P43">Title:</text:p>
            </table:table-cell>
            <table:covered-table-cell/>
            <table:table-cell table:style-name="Table3.C2" table:number-columns-spanned="2" office:value-type="string">
              <text:p text:style-name="Standard"><field:fieldmark-start text:name="Text15" field:type="vnd.oasis.opendocument.field.FORMTEXT"/><text:span text:style-name="T8">     </text:span><field:fieldmark-end/>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43">Mailstop:</text:p>
            </table:table-cell>
            <table:table-cell table:style-name="Table3.C2" table:number-columns-spanned="4" office:value-type="string">
              <text:p text:style-name="Standard"><field:fieldmark-start text:name="Text16" field:type="vnd.oasis.opendocument.field.FORMTEXT"/><text:span text:style-name="T8">     </text:span><field:fieldmark-end/></text:p>
            </table:table-cell>
            <table:covered-table-cell/>
            <table:covered-table-cell/>
            <table:covered-table-cell/>
            <table:table-cell table:style-name="Table3.A2" table:number-columns-spanned="4" office:value-type="string">
              <text:p text:style-name="P43">Email:</text:p>
            </table:table-cell>
            <table:covered-table-cell/>
            <table:covered-table-cell/>
            <table:covered-table-cell/>
            <table:table-cell table:style-name="Table3.C2" table:number-columns-spanned="6" office:value-type="string">
              <text:p text:style-name="Standard"><field:fieldmark-start text:name="Text17" field:type="vnd.oasis.opendocument.field.FORMTEXT"/><text:span text:style-name="T8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office:value-type="string">
              <text:p text:style-name="P43">Cell Phone:</text:p>
            </table:table-cell>
            <table:table-cell table:style-name="Table3.B4" table:number-columns-spanned="3" office:value-type="string">
              <text:p text:style-name="Standard"><field:fieldmark-start text:name="Text18" field:type="vnd.oasis.opendocument.field.FORMTEXT"/><text:span text:style-name="T8">     </text:span><field:fieldmark-end/></text:p>
            </table:table-cell>
            <table:covered-table-cell/>
            <table:covered-table-cell/>
            <table:table-cell table:style-name="Table3.A2" table:number-columns-spanned="2" office:value-type="string">
              <text:p text:style-name="P43">Work Phone:</text:p>
            </table:table-cell>
            <table:covered-table-cell/>
            <table:table-cell table:style-name="Table3.C2" table:number-columns-spanned="4" office:value-type="string">
              <text:p text:style-name="Standard"><field:fieldmark-start text:name="Text19" field:type="vnd.oasis.opendocument.field.FORMTEXT"/><text:span text:style-name="T8">     </text:span><field:fieldmark-end/></text:p>
            </table:table-cell>
            <table:covered-table-cell/>
            <table:covered-table-cell/>
            <table:covered-table-cell/>
            <table:table-cell table:style-name="Table3.C2" table:number-columns-spanned="4" office:value-type="string">
              <text:p text:style-name="P43">Employee #:</text:p>
            </table:table-cell>
            <table:covered-table-cell/>
            <table:covered-table-cell/>
            <table:covered-table-cell/>
            <table:table-cell table:style-name="Table3.C2" office:value-type="string">
              <text:p text:style-name="Standard"><field:fieldmark-start text:name="Text29" field:type="vnd.oasis.opendocument.field.FORMTEXT"/><text:span text:style-name="T8">     </text:span><field:fieldmark-end/></text:p>
            </table:table-cell>
          </table:table-row>
        </table:table>
        <text:p text:style-name="P9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row table:style-name="Table4.1">
            <table:table-cell table:style-name="Table4.A1" table:number-columns-spanned="3" office:value-type="string">
              <text:p text:style-name="Standard"><field:fieldmark text:name="__Fieldmark__22845_1076814266" field:type="vnd.oasis.opendocument.field.FORMCHECKBOX"/><text:span text:style-name="T7"><text:s text:c="2"/>Involved <text:s text:c="6"/></text:span></text:p>
            </table:table-cell>
            <table:covered-table-cell/>
            <table:covered-table-cell/>
            <table:table-cell table:style-name="Table4.A1" table:number-columns-spanned="4" office:value-type="string">
              <text:p text:style-name="Standard"><field:fieldmark text:name="__Fieldmark__22852_1076814266" field:type="vnd.oasis.opendocument.field.FORMCHECKBOX"/><text:span text:style-name="T7"><text:s text:c="2"/>Witness <text:s/></text:span></text:p>
            </table:table-cell>
            <table:covered-table-cell/>
            <table:covered-table-cell/>
            <table:covered-table-cell/>
            <table:table-cell table:style-name="Table4.A1" table:number-columns-spanned="5" office:value-type="string">
              <text:p text:style-name="Standard"><field:fieldmark text:name="__Fieldmark__22859_1076814266" field:type="vnd.oasis.opendocument.field.FORMCHECKBOX"/><text:span text:style-name="T7"><text:s text:c="2"/>Complainant <text:s/></text:span></text:p>
            </table:table-cell>
            <table:covered-table-cell/>
            <table:covered-table-cell/>
            <table:covered-table-cell/>
            <table:covered-table-cell/>
            <table:table-cell table:style-name="Table4.A1" table:number-columns-spanned="3" office:value-type="string">
              <text:p text:style-name="Standard"><field:fieldmark text:name="__Fieldmark__22866_1076814266" field:type="vnd.oasis.opendocument.field.FORMCHECKBOX"/><text:span text:style-name="T7"><text:s text:c="2"/>Mentioned</text:span></text:p>
            </table:table-cell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43">Name: <text:s text:c="24"/></text:p>
            </table:table-cell>
            <table:table-cell table:style-name="Table4.A2" office:value-type="string">
              <text:p text:style-name="P43">Last: <text:s/></text:p>
            </table:table-cell>
            <table:table-cell table:style-name="Table4.C2" table:number-columns-spanned="3" office:value-type="string">
              <text:p text:style-name="Standard"><field:fieldmark-start text:name="Text131" field:type="vnd.oasis.opendocument.field.FORMTEXT"/><text:span text:style-name="T8">     </text:span><field:fieldmark-end/></text:p>
            </table:table-cell>
            <table:covered-table-cell/>
            <table:covered-table-cell/>
            <table:table-cell table:style-name="Table4.A2" table:number-columns-spanned="3" office:value-type="string">
              <text:p text:style-name="P43">First:</text:p>
            </table:table-cell>
            <table:covered-table-cell/>
            <table:covered-table-cell/>
            <table:table-cell table:style-name="Table4.C2" table:number-columns-spanned="3" office:value-type="string">
              <text:p text:style-name="Standard"><field:fieldmark-start text:name="Text141" field:type="vnd.oasis.opendocument.field.FORMTEXT"/><text:span text:style-name="T8">     </text:span><field:fieldmark-end/><text:span text:style-name="T8"> <text:s text:c="8"/></text:span></text:p>
            </table:table-cell>
            <table:covered-table-cell/>
            <table:covered-table-cell/>
            <table:table-cell table:style-name="Table4.A2" table:number-columns-spanned="2" office:value-type="string">
              <text:p text:style-name="P43">Title:</text:p>
            </table:table-cell>
            <table:covered-table-cell/>
            <table:table-cell table:style-name="Table4.C2" table:number-columns-spanned="2" office:value-type="string">
              <text:p text:style-name="Standard"><field:fieldmark-start text:name="Text151" field:type="vnd.oasis.opendocument.field.FORMTEXT"/><text:span text:style-name="T8">     </text:span><field:fieldmark-end/></text:p>
            </table:table-cell>
            <table:covered-table-cell/>
          </table:table-row>
          <table:table-row table:style-name="Table4.1">
            <table:table-cell table:style-name="Table4.A2" office:value-type="string">
              <text:p text:style-name="P43">Mailstop:</text:p>
            </table:table-cell>
            <table:table-cell table:style-name="Table4.C2" table:number-columns-spanned="4" office:value-type="string">
              <text:p text:style-name="Standard"><field:fieldmark-start text:name="Text161" field:type="vnd.oasis.opendocument.field.FORMTEXT"/><text:span text:style-name="T8">     </text:span><field:fieldmark-end/></text:p>
            </table:table-cell>
            <table:covered-table-cell/>
            <table:covered-table-cell/>
            <table:covered-table-cell/>
            <table:table-cell table:style-name="Table4.A2" table:number-columns-spanned="4" office:value-type="string">
              <text:p text:style-name="P43">Email:</text:p>
            </table:table-cell>
            <table:covered-table-cell/>
            <table:covered-table-cell/>
            <table:covered-table-cell/>
            <table:table-cell table:style-name="Table4.C2" table:number-columns-spanned="6" office:value-type="string">
              <text:p text:style-name="Standard"><field:fieldmark-start text:name="Text171" field:type="vnd.oasis.opendocument.field.FORMTEXT"/><text:span text:style-name="T8">     </text:span><field:fieldmark-end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43">Cell Phone:</text:p>
            </table:table-cell>
            <table:table-cell table:style-name="Table4.B4" table:number-columns-spanned="3" office:value-type="string">
              <text:p text:style-name="Standard"><field:fieldmark-start text:name="Text181" field:type="vnd.oasis.opendocument.field.FORMTEXT"/><text:span text:style-name="T8">     </text:span><field:fieldmark-end/></text:p>
            </table:table-cell>
            <table:covered-table-cell/>
            <table:covered-table-cell/>
            <table:table-cell table:style-name="Table4.A2" table:number-columns-spanned="2" office:value-type="string">
              <text:p text:style-name="P43">Work Phone:</text:p>
            </table:table-cell>
            <table:covered-table-cell/>
            <table:table-cell table:style-name="Table4.C2" table:number-columns-spanned="4" office:value-type="string">
              <text:p text:style-name="Standard"><field:fieldmark-start text:name="Text191" field:type="vnd.oasis.opendocument.field.FORMTEXT"/><text:span text:style-name="T8">     </text:span><field:fieldmark-end/></text:p>
            </table:table-cell>
            <table:covered-table-cell/>
            <table:covered-table-cell/>
            <table:covered-table-cell/>
            <table:table-cell table:style-name="Table4.C2" table:number-columns-spanned="4" office:value-type="string">
              <text:p text:style-name="P43">Employee #:</text:p>
            </table:table-cell>
            <table:covered-table-cell/>
            <table:covered-table-cell/>
            <table:covered-table-cell/>
            <table:table-cell table:style-name="Table4.C2" office:value-type="string">
              <text:p text:style-name="Standard"><field:fieldmark-start text:name="Text291" field:type="vnd.oasis.opendocument.field.FORMTEXT"/><text:span text:style-name="T8">     </text:span><field:fieldmark-end/></text:p>
            </table:table-cell>
          </table:table-row>
        </table:table>
        <text:p text:style-name="P9"/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M"/>
        <table:table-column table:style-name="Table7.N"/>
        <table:table-column table:style-name="Table7.O"/>
        <table:table-row table:style-name="Table7.1">
          <table:table-cell table:style-name="Table7.A1" table:number-columns-spanned="3" office:value-type="string">
            <text:p text:style-name="Standard"><field:fieldmark text:name="__Fieldmark__23010_1076814266" field:type="vnd.oasis.opendocument.field.FORMCHECKBOX"/><text:span text:style-name="T7"><text:s text:c="2"/>Involved <text:s text:c="6"/></text:span></text:p>
          </table:table-cell>
          <table:covered-table-cell/>
          <table:covered-table-cell/>
          <table:table-cell table:style-name="Table7.A1" table:number-columns-spanned="4" office:value-type="string">
            <text:p text:style-name="Standard"><field:fieldmark text:name="__Fieldmark__23017_1076814266" field:type="vnd.oasis.opendocument.field.FORMCHECKBOX"/><text:span text:style-name="T7"><text:s text:c="2"/>Witness <text:s/></text:span></text:p>
          </table:table-cell>
          <table:covered-table-cell/>
          <table:covered-table-cell/>
          <table:covered-table-cell/>
          <table:table-cell table:style-name="Table7.A1" table:number-columns-spanned="5" office:value-type="string">
            <text:p text:style-name="Standard"><field:fieldmark text:name="__Fieldmark__23024_1076814266" field:type="vnd.oasis.opendocument.field.FORMCHECKBOX"/><text:span text:style-name="T7"><text:s text:c="2"/>Complainant <text:s/></text:span></text:p>
          </table:table-cell>
          <table:covered-table-cell/>
          <table:covered-table-cell/>
          <table:covered-table-cell/>
          <table:covered-table-cell/>
          <table:table-cell table:style-name="Table7.A1" table:number-columns-spanned="3" office:value-type="string">
            <text:p text:style-name="Standard"><field:fieldmark text:name="__Fieldmark__23031_1076814266" field:type="vnd.oasis.opendocument.field.FORMCHECKBOX"/><text:span text:style-name="T7"><text:s text:c="2"/>Mentioned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Name: <text:s text:c="24"/></text:p>
          </table:table-cell>
          <table:table-cell table:style-name="Table7.A2" office:value-type="string">
            <text:p text:style-name="P43">Last: <text:s/></text:p>
          </table:table-cell>
          <table:table-cell table:style-name="Table7.C2" table:number-columns-spanned="3" office:value-type="string">
            <text:p text:style-name="Standard"><field:fieldmark-start text:name="Text132" field:type="vnd.oasis.opendocument.field.FORMTEXT"/><text:span text:style-name="T8">     </text:span><field:fieldmark-end/></text:p>
          </table:table-cell>
          <table:covered-table-cell/>
          <table:covered-table-cell/>
          <table:table-cell table:style-name="Table7.A2" table:number-columns-spanned="3" office:value-type="string">
            <text:p text:style-name="P43">First:</text:p>
          </table:table-cell>
          <table:covered-table-cell/>
          <table:covered-table-cell/>
          <table:table-cell table:style-name="Table7.C2" table:number-columns-spanned="3" office:value-type="string">
            <text:p text:style-name="Standard"><field:fieldmark-start text:name="Text142" field:type="vnd.oasis.opendocument.field.FORMTEXT"/><text:span text:style-name="T8">     </text:span><field:fieldmark-end/><text:span text:style-name="T8"> <text:s text:c="8"/></text:span></text:p>
          </table:table-cell>
          <table:covered-table-cell/>
          <table:covered-table-cell/>
          <table:table-cell table:style-name="Table7.A2" table:number-columns-spanned="2" office:value-type="string">
            <text:p text:style-name="P43">Title:</text:p>
          </table:table-cell>
          <table:covered-table-cell/>
          <table:table-cell table:style-name="Table7.C2" table:number-columns-spanned="2" office:value-type="string">
            <text:p text:style-name="Standard"><field:fieldmark-start text:name="Text152" field:type="vnd.oasis.opendocument.field.FORMTEXT"/><text:span text:style-name="T8">     </text:span><field:fieldmark-end/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43">Mailstop:</text:p>
          </table:table-cell>
          <table:table-cell table:style-name="Table7.C2" table:number-columns-spanned="4" office:value-type="string">
            <text:p text:style-name="Standard"><field:fieldmark-start text:name="Text162" field:type="vnd.oasis.opendocument.field.FORMTEXT"/><text:span text:style-name="T8">     </text:span><field:fieldmark-end/></text:p>
          </table:table-cell>
          <table:covered-table-cell/>
          <table:covered-table-cell/>
          <table:covered-table-cell/>
          <table:table-cell table:style-name="Table7.A2" table:number-columns-spanned="4" office:value-type="string">
            <text:p text:style-name="P43">Email:</text:p>
          </table:table-cell>
          <table:covered-table-cell/>
          <table:covered-table-cell/>
          <table:covered-table-cell/>
          <table:table-cell table:style-name="Table7.C2" table:number-columns-spanned="6" office:value-type="string">
            <text:p text:style-name="Standard"><field:fieldmark-start text:name="Text172" field:type="vnd.oasis.opendocument.field.FORMTEXT"/><text:span text:style-name="T8">     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3">Cell Phone:</text:p>
          </table:table-cell>
          <table:table-cell table:style-name="Table7.B4" table:number-columns-spanned="3" office:value-type="string">
            <text:p text:style-name="Standard"><field:fieldmark-start text:name="Text182" field:type="vnd.oasis.opendocument.field.FORMTEXT"/><text:span text:style-name="T8">     </text:span><field:fieldmark-end/></text:p>
          </table:table-cell>
          <table:covered-table-cell/>
          <table:covered-table-cell/>
          <table:table-cell table:style-name="Table7.A2" table:number-columns-spanned="2" office:value-type="string">
            <text:p text:style-name="P43">Work Phone:</text:p>
          </table:table-cell>
          <table:covered-table-cell/>
          <table:table-cell table:style-name="Table7.C2" table:number-columns-spanned="4" office:value-type="string">
            <text:p text:style-name="Standard"><field:fieldmark-start text:name="Text192" field:type="vnd.oasis.opendocument.field.FORMTEXT"/><text:span text:style-name="T8">     </text:span><field:fieldmark-end/></text:p>
          </table:table-cell>
          <table:covered-table-cell/>
          <table:covered-table-cell/>
          <table:covered-table-cell/>
          <table:table-cell table:style-name="Table7.C2" table:number-columns-spanned="4" office:value-type="string">
            <text:p text:style-name="P43">Employee #:</text:p>
          </table:table-cell>
          <table:covered-table-cell/>
          <table:covered-table-cell/>
          <table:covered-table-cell/>
          <table:table-cell table:style-name="Table7.C2" office:value-type="string">
            <text:p text:style-name="Standard"><field:fieldmark-start text:name="Text292" field:type="vnd.oasis.opendocument.field.FORMTEXT"/><text:span text:style-name="T8">     </text:span><field:fieldmark-end/></text:p>
          </table:table-cell>
        </table:table-row>
      </table:table>
      <text:section text:style-name="Sect1" text:name="Section1">
        <text:p text:style-name="P9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draw:custom-shape text:anchor-type="paragraph" style:rel-height="20%" draw:z-index="0" draw:name="Text Box 2" draw:style-name="gr1" draw:text-style-name="P46" svg:width="4.424in" svg:height="2.0114in" svg:x="1.1665in" svg:y="0.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8"/>
        <text:p text:style-name="P8"/>
        <text:p text:style-name="P8"><text:soft-page-break/></text:p>
        <text:p text:style-name="P8"/>
        <text:p text:style-name="P8"/>
        <text:p text:style-name="P8"/>
        <text:p text:style-name="P8"/>
        <text:p text:style-name="P8">SUMMARY:</text:p>
        <text:p text:style-name="P10"/>
        <text:p text:style-name="P10"/>
        <text:p text:style-name="P8">EVIDENCE SUBMITTED:</text:p>
        <text:p text:style-name="P9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P45">Item #</text:p>
            </table:table-cell>
            <table:table-cell table:style-name="Table8.A1" office:value-type="string">
              <text:p text:style-name="P19"/>
            </table:table-cell>
          </table:table-row>
          <table:table-row table:style-name="Table8.1">
            <table:table-cell table:style-name="Table8.A2" office:value-type="string">
              <text:p text:style-name="P6"/>
            </table:table-cell>
            <table:table-cell table:style-name="Table8.A2" office:value-type="string">
              <text:p text:style-name="P14"/>
            </table:table-cell>
          </table:table-row>
        </table:table>
        <text:p text:style-name="P9"><text:tab/><text:tab/></text:p>
        <text:p text:style-name="P20"/>
        <text:p text:style-name="P9"/>
        <text:p text:style-name="P39">SOFTWARE UTILIZED</text:p>
        <text:p text:style-name="P9"/>
        <text:p text:style-name="P10">All software utilized in this examination is fully licensed and registered to [Agency Name] or its agents. <text:s/>All software and forensic hardware has been validated pursuant to [Agency Name] policies and procedures.</text:p>
        <text:p text:style-name="P21"/>
        <text:p text:style-name="P9"/>
        <text:p text:style-name="P39">FORENSIC EXAMINATION OF EVIDENCE</text:p>
        <text:p text:style-name="P39">ITEM #1</text:p>
        <text:p text:style-name="P10"/>
        <text:p text:style-name="P17"><text:span text:style-name="T6">Item #1</text:span><text:span text:style-name="T5"> – Can be described as</text:span></text:p>
        <text:p text:style-name="P10"/>
        <table:table table:name="Table9" table:style-name="Table9">
          <table:table-column table:style-name="Table9.A" table:number-columns-repeated="2"/>
          <table:table-row table:style-name="Table9.1">
            <table:table-cell table:style-name="Table9.A1" office:value-type="string">
              <text:p text:style-name="P37">[insert photo here]</text:p>
            </table:table-cell>
            <table:table-cell table:style-name="Table9.A1" office:value-type="string">
              <text:p text:style-name="P37">[insert photo here]</text:p>
            </table:table-cell>
          </table:table-row>
          <table:table-row table:style-name="Table9.1">
            <table:table-cell table:style-name="Table9.A1" office:value-type="string">
              <text:p text:style-name="P37">[insert photo here]</text:p>
            </table:table-cell>
            <table:table-cell table:style-name="Table9.A1" office:value-type="string">
              <text:p text:style-name="P37">[insert photo here]</text:p>
            </table:table-cell>
          </table:table-row>
        </table:table>
        <text:p text:style-name="P10"/>
        <text:p text:style-name="P34">HASH OF ORIGINAL EVIDENCE</text:p>
        <text:p text:style-name="P11"/>
        <text:p text:style-name="P11">The original media was connected to a forensic hardware write blocker (asset tag #) and the write blocker connected to a forensic computer (asset tag #). <text:s/>Prior to doing anything with the original media, the media was hashed to obtain a baseline hash value. <text:s/>This allows the hash value of the original media to later be compared to the hash value of the forensic image created of the original media. <text:s/>By comparing the hash values of the original media and that of the forensic image, the forensic image can be authenticated as an exact duplicate copy of the original evidence.</text:p>
        <text:p text:style-name="P11"/>
        <text:p text:style-name="P11">The hash values obtained from the original evidence were as follows:</text:p>
      </text:section>
      <text:section text:style-name="Sect1" text:name="Section2">
        <text:p text:style-name="P11"/>
        <text:p text:style-name="P17"><field:fieldmark text:name="__Fieldmark__23350_1076814266" field:type="vnd.oasis.opendocument.field.FORMCHECKBOX"/><text:span text:style-name="T4"><text:s text:c="2"/>MD5: <text:tab/></text:span><field:fieldmark-start text:name="Text31" field:type="vnd.oasis.opendocument.field.FORMTEXT"/><text:span text:style-name="T4">     </text:span><field:fieldmark-end/><text:span text:style-name="T4"> <text:s/></text:span></text:p>
        <text:p text:style-name="P17"><field:fieldmark text:name="__Fieldmark__23366_1076814266" field:type="vnd.oasis.opendocument.field.FORMCHECKBOX"/><text:span text:style-name="T4"><text:s text:c="2"/>SHA1: <text:tab/></text:span><field:fieldmark-start text:name="Text32" field:type="vnd.oasis.opendocument.field.FORMTEXT"/><text:span text:style-name="T4">     </text:span><field:fieldmark-end/></text:p>
        <text:p text:style-name="Standard"><field:fieldmark text:name="__Fieldmark__23380_1076814266" field:type="vnd.oasis.opendocument.field.FORMCHECKBOX"/><text:span text:style-name="T4"><text:s text:c="2"/>Other: <text:tab/></text:span><field:fieldmark-start text:name="Text33" field:type="vnd.oasis.opendocument.field.FORMTEXT"/><text:span text:style-name="T4">     </text:span><field:fieldmark-end/></text:p>
      </text:section>
      <text:section text:style-name="Sect1" text:name="Section3">
        <text:p text:style-name="P15"/>
        <text:p text:style-name="P11"/>
        <text:p text:style-name="P34">FORENSIC IMAGING</text:p>
        <text:p text:style-name="P11"/>
        <text:p text:style-name="P11"><text:soft-page-break/>After obtaining the hash value(s) of the original media, a forensic image was created. <text:s/>The forensic image was placed on a:</text:p>
      </text:section>
      <text:section text:style-name="Sect1" text:name="Section4">
        <text:p text:style-name="P11"/>
        <text:p text:style-name="P17"><field:fieldmark text:name="__Fieldmark__23413_1076814266" field:type="vnd.oasis.opendocument.field.FORMCHECKBOX"/><text:span text:style-name="T4"><text:s text:c="2"/>Government owned, forensically wiped hard drive</text:span></text:p>
        <text:p text:style-name="P17"><field:fieldmark text:name="__Fieldmark__23419_1076814266" field:type="vnd.oasis.opendocument.field.FORMCHECKBOX"/><text:span text:style-name="T4"><text:s text:c="2"/>Government owned, forensically wiped Storage Area Network (SAN)</text:span></text:p>
      </text:section>
      <text:section text:style-name="Sect1" text:name="Section5">
        <text:p text:style-name="P11"/>
        <text:p text:style-name="P11">The forensic imaging software utilized in this process creates an imaging report, detailing the hash value(s) of the newly created forensic image. <text:s/>The hash value(s) of the forensic image was compared to the original hash value obtained prior to imaging the device. <text:s/>The hash value(s) of the forensic image:</text:p>
      </text:section>
      <text:section text:style-name="Sect1" text:name="Section6">
        <text:p text:style-name="P11"/>
        <text:p text:style-name="P17"><field:fieldmark text:name="__Fieldmark__23435_1076814266" field:type="vnd.oasis.opendocument.field.FORMCHECKBOX"/><text:span text:style-name="T4"><text:s text:c="2"/>Matched exactly the hash value(s) of the original media.</text:span></text:p>
        <text:p text:style-name="P17"><field:fieldmark text:name="__Fieldmark__23441_1076814266" field:type="vnd.oasis.opendocument.field.FORMCHECKBOX"/><text:span text:style-name="T4"><text:s text:c="2"/>Did not match the original hash value(s) of the media. <text:s/>If checked, provide explanation below.</text:span></text:p>
      </text:section>
      <text:section text:style-name="Sect1" text:name="Section7">
        <text:p text:style-name="P11"/>
        <text:p text:style-name="P13"/>
        <text:p text:style-name="P13">VIRUS AND MALWARE</text:p>
        <text:p text:style-name="P9"/>
        <text:p text:style-name="P10">The original media was scanned for malware. <text:s/>Prior to the scan, all malware definitions were updated. <text:s/>The results were:</text:p>
      </text:section>
      <text:section text:style-name="Sect1" text:name="Section8">
        <text:p text:style-name="P10"/>
        <text:p text:style-name="P17"><field:fieldmark text:name="__Fieldmark__23465_1076814266" field:type="vnd.oasis.opendocument.field.FORMCHECKBOX"/><text:span text:style-name="T5"><text:s text:c="2"/>No malware detected.</text:span></text:p>
        <text:p text:style-name="P17"><field:fieldmark text:name="__Fieldmark__23471_1076814266" field:type="vnd.oasis.opendocument.field.FORMCHECKBOX"/><text:span text:style-name="T5"><text:s text:c="2"/>Malware detected. <text:s/>If checked, identify and report on malware located below.</text:span></text:p>
      </text:section>
      <text:section text:style-name="Sect1" text:name="Section9">
        <text:p text:style-name="P10"/>
        <text:p text:style-name="P13">DRIVE GEOMETRY</text:p>
        <text:p text:style-name="P10"/>
        <text:p text:style-name="P10"/>
        <text:p text:style-name="P41">BIOS EXAMINATION</text:p>
        <text:p text:style-name="P10"/>
        <text:p text:style-name="P10">Once the hard drive was removed, the computer was turned on and the BIOS (Basic Input/Output System) checked. <text:s/>The following was found:</text:p>
      </text:section>
      <text:section text:style-name="Sect1" text:name="Section10">
        <text:p text:style-name="P10"/>
        <text:p text:style-name="P17"><field:fieldmark text:name="__Fieldmark__23501_1076814266" field:type="vnd.oasis.opendocument.field.FORMCHECKBOX"/><text:span text:style-name="T5"><text:s text:c="2"/>The date and time were accurate.</text:span></text:p>
        <text:p text:style-name="P17"><field:fieldmark text:name="__Fieldmark__23507_1076814266" field:type="vnd.oasis.opendocument.field.FORMCHECKBOX"/><text:span text:style-name="T5"><text:s text:c="2"/>The date was accurate, but the time was inaccurate. <text:s/>List time offset from correct time: </text:span><field:fieldmark-start text:name="Text35" field:type="vnd.oasis.opendocument.field.FORMTEXT"/><text:span text:style-name="T5">     </text:span><field:fieldmark-end/></text:p>
        <text:p text:style-name="P17"><field:fieldmark text:name="__Fieldmark__23521_1076814266" field:type="vnd.oasis.opendocument.field.FORMCHECKBOX"/><text:span text:style-name="T5"><text:s/>The time was accurate, but the date was inaccurate. <text:s/>List date offset from correct date:</text:span><field:fieldmark-start text:name="Text36" field:type="vnd.oasis.opendocument.field.FORMTEXT"/><text:span text:style-name="T5">     </text:span><field:fieldmark-end/></text:p>
      </text:section>
      <text:section text:style-name="Sect1" text:name="Section11">
        <text:p text:style-name="P17"><field:fieldmark text:name="__Fieldmark__23536_1076814266" field:type="vnd.oasis.opendocument.field.FORMCHECKBOX"/><text:span text:style-name="T5"><text:s text:c="2"/>Forensic computer was adjusted to compensate for any time differences.</text:span></text:p>
        <text:p text:style-name="P10"/>
        <text:p text:style-name="P10">What was used as a time reference:</text:p>
      </text:section>
      <text:section text:style-name="Sect1" text:name="Section12">
        <text:p text:style-name="P10"/>
        <text:p text:style-name="P17"><field:fieldmark text:name="__Fieldmark__23551_1076814266" field:type="vnd.oasis.opendocument.field.FORMCHECKBOX"/><text:span text:style-name="T5"><text:s text:c="2"/>Cellular phone set by network.</text:span></text:p>
        <text:p text:style-name="Standard"><field:fieldmark text:name="__Fieldmark__23557_1076814266" field:type="vnd.oasis.opendocument.field.FORMCHECKBOX"/><text:span text:style-name="T5"><text:s text:c="2"/>Other: <text:s/></text:span><field:fieldmark-start text:name="Text34" field:type="vnd.oasis.opendocument.field.FORMTEXT"/><text:span text:style-name="T5">     </text:span><field:fieldmark-end/></text:p>
      </text:section>
      <text:section text:style-name="Sect1" text:name="Section13">
        <text:p text:style-name="P10"/>
        <text:p text:style-name="P41">FORENSIC EXAMINATION OF FILES</text:p>
        <text:p text:style-name="P10"/>
        <text:p text:style-name="P10"/>
        <text:p text:style-name="P22"/>
        <text:p text:style-name="P42">DISPOSITION</text:p>
        <text:p text:style-name="P10"/>
        <text:p text:style-name="P41">EVIDENCE DISPOSITION</text:p>
        <text:p text:style-name="P10"><text:soft-page-break/></text:p>
        <text:p text:style-name="P10"/>
        <text:p text:style-name="P41">FORENSIC EXAMINER’S CONCLUSION</text:p>
        <text:p text:style-name="P10"/>
        <text:p text:style-name="P10"/>
        <text:p text:style-name="P41">DISPOSITION</text:p>
        <text:p text:style-name="P10"/>
        <text:p text:style-name="P10"/>
        <text:p text:style-name="P8">ATTACHMENTS</text:p>
        <text:p text:style-name="P10"/>
        <text:p text:style-name="P10"/>
        <text:p text:style-name="P8">APPROVALS</text:p>
        <text:p text:style-name="P9"/>
        <text:p text:style-name="P9"/>
        <text:p text:style-name="P7">Report Author Digital Signature:<text:tab/><text:tab/><text:tab/><text:tab/>Report Approver Digital Signature:</text:p>
        <text:p text:style-name="P9"/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Message_20_Header" style:display-name="Message Header" style:family="paragraph" style:parent-style-name="Text_20_body" style:default-outline-level="">
      <style:paragraph-properties fo:margin-left="1.0799in" fo:margin-right="0.5799in" style:line-height-at-least="0.1252in" fo:keep-together="always" fo:text-indent="-0.5in" style:auto-text-indent="false"/>
      <style:text-properties style:font-name="Arial" fo:font-family="Arial" style:font-family-generic="roman" style:font-pitch="variable" fo:font-size="10pt" fo:letter-spacing="-0.0035in" style:font-size-asian="10pt" style:font-size-complex="10pt"/>
    </style:style>
    <style:style style:name="Message_20_Header_20_First" style:display-name="Message Header First" style:family="paragraph" style:parent-style-name="Message_20_Header" style:next-style-name="Message_20_Header" style:default-outline-level="">
      <style:paragraph-properties fo:margin-top="0.1528in" fo:margin-bottom="0.0972in" loext:contextual-spacing="false"/>
    </style:style>
    <style:style style:name="Message_20_Header_20_Last" style:display-name="Message Header Last" style:family="paragraph" style:parent-style-name="Message_20_Header" style:next-style-name="Text_20_body" style:default-outline-level="">
      <style:paragraph-properties fo:margin-top="0in" fo:margin-bottom="0.222in" loext:contextual-spacing="false" fo:padding-left="0in" fo:padding-right="0in" fo:padding-top="0in" fo:padding-bottom="0.2083in" fo:border-left="none" fo:border-right="none" fo:border-top="none" fo:border-bottom="0.74pt solid #000000"/>
    </style:style>
    <style:style style:name="ACPPD" style:family="paragraph" style:parent-style-name="Standard" style:default-outline-level="">
      <style:paragraph-properties fo:text-align="end" style:justify-single-word="false"/>
      <style:text-properties fo:font-weight="bold" style:font-weight-asian="bold"/>
    </style:style>
    <style:style style:name="AGOTopic" style:family="paragraph" style:parent-style-name="Standard" style:default-outline-level="">
      <style:paragraph-properties fo:text-align="end" style:justify-single-word="false"/>
      <style:text-properties fo:font-size="16pt" style:font-size-asian="1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ormal" style:family="paragraph" style:parent-style-name="Standard" style:default-outline-level="">
      <style:paragraph-properties fo:margin-left="1in" fo:margin-right="0in" fo:text-indent="0in" style:auto-text-indent="false"/>
      <style:text-properties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Message_20_Header_20_Label" style:display-name="Message Header Label" style:family="text">
      <style:text-properties style:font-name="Arial Black" fo:font-family="'Arial Black'" style:font-family-generic="roman" style:font-pitch="variable" fo:font-size="9pt" fo:letter-spacing="-0.0071in" style:font-size-asian="9pt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_20_Char" style:display-name="Heading 2 Char" style:family="text" style:parent-style-name="Default_20_Paragraph_20_Fon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7in" fo:margin-left="0in" fo:margin-top="0in" fo:margin-bottom="0in" table:align="left" style:writing-mode="lr-tb"/>
    </style:style>
    <style:style style:name="Table5.A" style:family="table-column">
      <style:table-column-properties style:column-width="1.2479in"/>
    </style:style>
    <style:style style:name="Table5.B" style:family="table-column">
      <style:table-column-properties style:column-width="5.752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7.125in" fo:margin-left="0.0125in" fo:margin-top="0in" fo:margin-bottom="0in" table:align="left" style:writing-mode="lr-tb"/>
    </style:style>
    <style:style style:name="Table6.A" style:family="table-column">
      <style:table-column-properties style:column-width="3.56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25pt solid #000000" fo:border-bottom="none"/>
    </style:style>
    <style:style style:name="Table6.B1" style:family="table-cell">
      <style:table-cell-properties style:vertical-align="middle" fo:padding-left="0.075in" fo:padding-right="0.075in" fo:padding-top="0in" fo:padding-bottom="0in" fo:border-left="none" fo:border-right="none" fo:border-top="0.25pt solid #000000" fo:border-bottom="none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style:font-size-complex="10pt"/>
    </style:style>
    <style:style style:name="MP3" style:family="paragraph" style:parent-style-name="Footer">
      <style:text-properties fo:color="#808080" style:font-name="Arial" fo:font-size="10pt" style:font-size-asian="10pt" style:font-name-complex="Arial1" style:font-size-complex="10pt"/>
    </style:style>
    <style:style style:name="MP4" style:family="paragraph" style:parent-style-name="Footer">
      <style:text-properties style:font-name="Arial" style:font-size-complex="10pt"/>
    </style:style>
    <style:style style:name="MP5" style:family="paragraph" style:parent-style-name="Footer">
      <style:text-properties style:font-name="Arial" fo:font-size="9pt" style:font-size-asian="9pt" style:font-size-complex="9pt" style:font-weight-complex="bold"/>
    </style:style>
    <style:style style:name="MP6" style:family="paragraph" style:parent-style-name="Footer">
      <style:text-properties style:font-name="Arial" fo:font-size="8pt" style:font-size-asian="8pt" style:font-name-complex="Arial1" style:font-size-complex="10pt"/>
    </style:style>
    <style:style style:name="MT1" style:family="text"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MT2" style:family="text">
      <style:text-properties fo:color="#808080" style:font-name="Arial" fo:font-size="10pt" fo:font-style="italic" style:font-size-asian="10pt" style:font-style-asian="italic" style:font-name-complex="Arial1" style:font-size-complex="10pt"/>
    </style:style>
    <style:page-layout style:name="Mpm1">
      <style:page-layout-properties fo:page-width="8.5in" fo:page-height="11in" style:num-format="1" style:print-orientation="portrait" fo:margin-top="0.5in" fo:margin-bottom="0.3854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146in" fo:margin-left="0in" fo:margin-right="0in" fo:margin-top="0.075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OFFICIAL USE ONLY</text:span></text:span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3">[Agency] Case #:</text:p>
            </table:table-cell>
            <table:table-cell table:style-name="Table5.A1" office:value-type="string">
              <text:p text:style-name="MP3"><text:bookmark-ref text:reference-format="text" text:ref-name="CaseNumber">        </text:bookmark-ref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4"><text:s text:c="13"/></text:p>
              <text:p text:style-name="MP5">[insert scanned signature here]</text:p>
              <text:p text:style-name="MP6">Insert Name</text:p>
              <text:p text:style-name="MP6">Insert Title</text:p>
            </table:table-cell>
            <table:table-cell table:style-name="Table6.B1" office:value-type="string">
              <text:p text:style-name="MP1"><text:span text:style-name="MT2">Page </text:span><text:span text:style-name="page_20_number"><text:span text:style-name="MT2"><text:page-number text:select-page="current">4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      <text:p text:style-name="MP1"><text:span text:style-name="page_20_number"><text:span text:style-name="MT1">OFFICIAL USE ONLY</text:span></text:span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1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2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3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4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5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6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7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8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9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10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11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12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  <style:master-page style:name="Converted13" style:page-layout-name="Mpm1" style:next-style-name="Standard">
      <style:header>
        <text:p text:style-name="MP1"><text:span text:style-name="page_20_number"><text:span text:style-name="MT1">OFFICIAL USE ONLY</text:span></text:span></text:p>
      </style:header>
      <style:footer>
        <text:p text:style-name="MP1"><text:span text:style-name="MT2">Page </text:span><text:span text:style-name="page_20_number"><text:span text:style-name="MT2"><text:page-number text:select-page="current">0</text:page-number></text:span></text:span><text:span text:style-name="page_20_number"><text:span text:style-name="MT2"><text:s/>of </text:span></text:span><text:span text:style-name="page_20_number"><text:span text:style-name="MT2"><text:page-count>4</text:page-count></text:span></text:span></text:p>
        <text:p text:style-name="MP1"><text:span text:style-name="page_20_number"><text:span text:style-name="MT1">OFFICIAL USE ONLY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rensic Report Template</dc:title>
    <dc:subject>Forensic Report Template</dc:subject>
    <meta:editing-cycles>3</meta:editing-cycles>
    <meta:print-date>2012-08-27T22:05:00</meta:print-date>
    <meta:creation-date>2018-07-17T20:51:00</meta:creation-date>
    <dc:date>2021-09-02T09:41:58.419756238</dc:date>
    <meta:editing-duration>PT34S</meta:editing-duration>
    <meta:generator>LibreOffice/6.4.7.2$Linux_X86_64 LibreOffice_project/40$Build-2</meta:generator>
    <meta:document-statistic meta:table-count="9" meta:image-count="0" meta:object-count="0" meta:page-count="4" meta:paragraph-count="185" meta:word-count="839" meta:character-count="4722" meta:non-whitespace-character-count="3720"/>
    <meta:template xlink:type="simple" xlink:actuate="onRequest" xlink:title="Normal.dotm" xlink:href=""/>
  </office:meta>
</office:document-meta>
</file>